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style:text-underline-type="single" style:text-underline-style="solid" style:text-underline-width="auto" style:text-underline-mode="continuous"/>
    </style:style>
    <style:style style:name="T3" style:parent-style-name="Policepardéfaut" style:family="text">
      <style:text-properties style:text-underline-type="single" style:text-underline-style="solid" style:text-underline-width="auto" style:text-underline-mode="continuous"/>
    </style:style>
    <style:style style:name="T4" style:parent-style-name="Policepardéfaut" style:family="text">
      <style:text-properties style:text-underline-type="single" style:text-underline-style="solid" style:text-underline-width="auto" style:text-underline-mode="continuous"/>
    </style:style>
    <style:style style:name="T5" style:parent-style-name="Policepardéfaut" style:family="text">
      <style:text-properties style:text-underline-type="single" style:text-underline-style="solid" style:text-underline-width="auto" style:text-underline-mode="continuous"/>
    </style:style>
    <style:style style:name="T6" style:parent-style-name="Policepardéfaut" style:family="text">
      <style:text-properties style:text-underline-type="single" style:text-underline-style="solid" style:text-underline-width="auto" style:text-underline-mode="continuous"/>
    </style:style>
    <style:style style:name="P7" style:parent-style-name="Paragraphedeliste" style:list-style-name="LFO1" style:family="paragraph"/>
    <style:style style:name="P8" style:parent-style-name="Paragraphedeliste" style:list-style-name="LFO1" style:family="paragraph"/>
  </office:automatic-styles>
  <office:body>
    <office:text text:use-soft-page-breaks="true">
      <text:p text:style-name="P1">BAUDRANT Luka 2222522</text:p>
      <text:p text:style-name="Normal">DESBOIS Jeremy<text:s/>2221662</text:p>
      <text:p text:style-name="P2">Pré-projet <text:s/>: Informatique Graphique et Vision</text:p>
      <text:p text:style-name="Normal"/>
      <text:p text:style-name="Normal"><text:span text:style-name="T3">Nom de l’application développée :</text:span><text:s/>SkyDetect</text:p>
      <text:p text:style-name="Normal"/>
      <text:p text:style-name="Normal"><text:span text:style-name="T4">Contexte d’utilisation et/ou motivation :</text:span><text:s/>Dans le cadre géopolitique actuel, de nombreux appareils étrangers parcours les ciels de différents états et pays, du haut de notre œil humain, nous ne pouvons pas toujours savoir de quel appareil il s’agit. C’est pourquoi nous avons décidé en combinant la technologie photo actuelle et SkyDetect de pouvoir mieux savoir de quels appareils il s’agit. Dans le cadre de la matière Informatique Graphique et Vision, nous avons décidé d’en apprendre plus sur la détection d’image automatisée. Nous sommes bien motivés à en apprendre plus sur cette technologie et à cerné la manière dont les entreprises d’armement font pour implémenter cela dans leurs équipements.</text:p>
      <text:p text:style-name="Normal"/>
      <text:p text:style-name="Normal"><text:span text:style-name="T5">Objectif de l’application :</text:span><text:s/>L’objectif de l’application est de pouvoir détecter les différents appareils présents dans notre ciel, afin de pouvoir les différencier : avions, hélicoptères, missiles, drones ou oiseaux. Cette différenciation se fera grâce à notre jeu de données et notre application SkyDetect. C’est à travers une photo du ciel (plus ou moins proche des appareils) que nous allons faire en sorte de différencier ces appareils. Les technologies photos actuelles sont elles même très développées sur nos téléphones, ce qui fait que n’importe qui pourra s’en servir du moment que la photo est nette et zoomée.</text:p>
      <text:p text:style-name="Normal"/>
      <text:p text:style-name="Normal"><text:span text:style-name="T6">Applications d’inspiration :</text:span><text:s/></text:p>
      <text:list text:style-name="LFO1" text:continue-numbering="true">
        <text:list-item>
          <text:p text:style-name="P7">L’application Bolid a été une très grande source d’inspiration, cette application permet notamment de pouvoir différencier les véhicules et de trouver leurs marques, leurs types…etc… <text:s/>C’est cette notion de différenciation d’appareils que nous voulons retrouver au sein de notre application, bien sûr cela sera bien moins développé et ne permettra uniquement de différencier les types d’appareils.</text:p>
        </text:list-item>
        <text:list-item>
          <text:p text:style-name="P8">L’application IVAO France nous a aussi beaucoup inspirée, en raison de sa capacité à pouvoir différencier les avions en fonction de leurs vitesses d’approches. C’est cette inspiration qui nous a poussé à nous tourner vers le secteur aéri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ka Baudrant</meta:initial-creator>
    <dc:creator>Jérémy Desbois</dc:creator>
    <meta:creation-date>2024-12-17T07:39:00Z</meta:creation-date>
    <dc:date>2024-12-17T15:36:00Z</dc:date>
    <meta:template xlink:href="Normal" xlink:type="simple"/>
    <meta:editing-cycles>2</meta:editing-cycles>
    <meta:editing-duration>PT1140S</meta:editing-duration>
    <meta:document-statistic meta:page-count="1" meta:paragraph-count="4" meta:word-count="328" meta:character-count="2128" meta:row-count="15" meta:non-whitespace-character-count="1804"/>
  </office:meta>
</office:document-meta>
</file>